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824cm" svg:height="1.471cm" draw:transform="rotate (0.386241363466345) translate (4.3922447260881cm 2.6124655890425cm)" svg:viewBox="0 0 825 1472" svg:d="M49 250c-93 366-60 969 150 1211 61 68 475-183 468-280-41-173-7-657 140-942 147-284-664-355-758 11z">
          <text:p/>
        </draw:path>
        <draw:path draw:style-name="gr2" draw:text-style-name="P1" draw:layer="layout" svg:width="0.903cm" svg:height="0.661cm" draw:transform="rotate (-2.15757602131539) translate (5.35899110710379cm 2.486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551cm" svg:height="0.362cm" draw:transform="skewX (0.0020943951023932) rotate (-2.1547834945122) translate (5.5671128870663cm 3.518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6:01.096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